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ahoma" svg:font-family="Tahoma"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Code">
      <style:paragraph-properties fo:margin-left="3cm" fo:margin-right="1cm" fo:text-indent="-2cm" style:auto-text-indent="false"/>
    </style:style>
    <style:style style:name="P2" style:family="paragraph" style:parent-style-name="Code">
      <style:text-properties fo:font-weight="bold" style:font-weight-asian="bold" style:font-weight-complex="bold"/>
    </style:style>
    <style:style style:name="P3" style:family="paragraph" style:parent-style-name="Contents_20_5">
      <style:paragraph-properties>
        <style:tab-stops>
          <style:tab-stop style:position="15.004cm" style:type="right" style:leader-style="dotted" style:leader-text="."/>
        </style:tab-stops>
      </style:paragraph-properties>
    </style:style>
    <style:style style:name="P4" style:family="paragraph" style:parent-style-name="Contents_20_4">
      <style:paragraph-properties>
        <style:tab-stops>
          <style:tab-stop style:position="15.503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6">
      <style:paragraph-properties>
        <style:tab-stops>
          <style:tab-stop style:position="14.504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Directory_20_Structure"/>
    <style:style style:name="P14" style:family="paragraph" style:parent-style-name="Heading_20_5">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bversion Configuration Suite</text:p>
      <text:p text:style-name="Subtitle">Hooks and Scripts</text:p>
      <text:p text:style-name="Text_20_body"/>
      <text:p text:style-name="Text_20_body">Rob Hubbard — August 201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Contents</text:p>
          </text:index-title>
          <text:p text:style-name="P7">Introduction<text:tab/><text:a xlink:type="simple" xlink:href="#__RefHeading__2182_1761063944" text:style-name="Internet_20_link" text:visited-style-name="Internet_20_link">2</text:a></text:p>
          <text:p text:style-name="P7">Licence<text:tab/><text:a xlink:type="simple" xlink:href="#__RefHeading__2964_1887359670" text:style-name="Internet_20_link" text:visited-style-name="Internet_20_link">2</text:a></text:p>
          <text:p text:style-name="P7">Deployment<text:tab/><text:a xlink:type="simple" xlink:href="#__RefHeading__2184_1761063944" text:style-name="Internet_20_link" text:visited-style-name="Internet_20_link">3</text:a></text:p>
          <text:p text:style-name="P6">What to Do with the Server Files<text:tab/><text:a xlink:type="simple" xlink:href="#__RefHeading__1227_181708395" text:style-name="Internet_20_link" text:visited-style-name="Internet_20_link">3</text:a></text:p>
          <text:p text:style-name="P5">Managing Vendor Updates<text:tab/><text:a xlink:type="simple" xlink:href="#__RefHeading__1229_181708395" text:style-name="Internet_20_link" text:visited-style-name="Internet_20_link">3</text:a></text:p>
          <text:p text:style-name="P5">Option (1): Source Meta-control<text:tab/><text:a xlink:type="simple" xlink:href="#__RefHeading__1231_181708395" text:style-name="Internet_20_link" text:visited-style-name="Internet_20_link">3</text:a></text:p>
          <text:p text:style-name="P5">Option (2): Simple<text:tab/><text:a xlink:type="simple" xlink:href="#__RefHeading__1233_181708395" text:style-name="Internet_20_link" text:visited-style-name="Internet_20_link">3</text:a></text:p>
          <text:p text:style-name="P5">Instantiation of the Wrappers<text:tab/><text:a xlink:type="simple" xlink:href="#__RefHeading__1235_181708395" text:style-name="Internet_20_link" text:visited-style-name="Internet_20_link">3</text:a></text:p>
          <text:p text:style-name="P6">What to Do with the Client Files<text:tab/><text:a xlink:type="simple" xlink:href="#__RefHeading__1237_181708395" text:style-name="Internet_20_link" text:visited-style-name="Internet_20_link">3</text:a></text:p>
          <text:p text:style-name="P7">The Hook Scripts<text:tab/><text:a xlink:type="simple" xlink:href="#__RefHeading__2186_1761063944" text:style-name="Internet_20_link" text:visited-style-name="Internet_20_link">3</text:a></text:p>
          <text:p text:style-name="P6">Special Features of the Hook Scripts<text:tab/><text:a xlink:type="simple" xlink:href="#__RefHeading__2396_1761063944" text:style-name="Internet_20_link" text:visited-style-name="Internet_20_link">3</text:a></text:p>
          <text:p text:style-name="P6">Summary of the Hook Script Options<text:tab/><text:a xlink:type="simple" xlink:href="#__RefHeading__2398_1761063944" text:style-name="Internet_20_link" text:visited-style-name="Internet_20_link">3</text:a></text:p>
          <text:p text:style-name="P6">Overview of the Hooks Scripts and Hook Configuration Files<text:tab/><text:a xlink:type="simple" xlink:href="#__RefHeading__2400_1761063944" text:style-name="Internet_20_link" text:visited-style-name="Internet_20_link">4</text:a></text:p>
          <text:p text:style-name="P5">Start Commit Hook &lt;start-commit.pl&gt;<text:tab/><text:a xlink:type="simple" xlink:href="#__RefHeading__2402_1761063944" text:style-name="Internet_20_link" text:visited-style-name="Internet_20_link">4</text:a></text:p>
          <text:p text:style-name="P4">Functions<text:tab/><text:a xlink:type="simple" xlink:href="#__RefHeading__2404_1761063944" text:style-name="Internet_20_link" text:visited-style-name="Internet_20_link">4</text:a></text:p>
          <text:p text:style-name="P8">Example Result from a Non-compliant Client<text:tab/><text:a xlink:type="simple" xlink:href="#__RefHeading__2534_1761063944" text:style-name="Internet_20_link" text:visited-style-name="Internet_20_link">4</text:a></text:p>
          <text:p text:style-name="P5">Pre-commit Hook &lt;pre-commit.pl&gt;<text:tab/><text:a xlink:type="simple" xlink:href="#__RefHeading__2406_1761063944" text:style-name="Internet_20_link" text:visited-style-name="Internet_20_link">4</text:a></text:p>
          <text:p text:style-name="P4">Functions and Options<text:tab/><text:a xlink:type="simple" xlink:href="#__RefHeading__2408_1761063944" text:style-name="Internet_20_link" text:visited-style-name="Internet_20_link">4</text:a></text:p>
          <text:p text:style-name="P8">Example Result with Multiple Failures<text:tab/><text:a xlink:type="simple" xlink:href="#__RefHeading__2536_1761063944" text:style-name="Internet_20_link" text:visited-style-name="Internet_20_link">5</text:a></text:p>
          <text:p text:style-name="P8">Example Result showing Tag Protection<text:tab/><text:a xlink:type="simple" xlink:href="#__RefHeading__2159_2115891269" text:style-name="Internet_20_link" text:visited-style-name="Internet_20_link">6</text:a></text:p>
          <text:p text:style-name="P8">Example Result showing Double-copy Prevention<text:tab/><text:a xlink:type="simple" xlink:href="#__RefHeading__2161_2115891269" text:style-name="Internet_20_link" text:visited-style-name="Internet_20_link">6</text:a></text:p>
          <text:p text:style-name="P4">Pre-commit Hook Configuration Files<text:tab/><text:a xlink:type="simple" xlink:href="#__RefHeading__2410_1761063944" text:style-name="Internet_20_link" text:visited-style-name="Internet_20_link">7</text:a></text:p>
          <text:p text:style-name="P3">Pre-commit File and Path Configuration &lt;file-config.txt&gt;<text:tab/><text:a xlink:type="simple" xlink:href="#__RefHeading__2538_1761063944" text:style-name="Internet_20_link" text:visited-style-name="Internet_20_link">7</text:a></text:p>
          <text:p text:style-name="P8">Syntax<text:tab/><text:a xlink:type="simple" xlink:href="#__RefHeading__2540_1761063944" text:style-name="Internet_20_link" text:visited-style-name="Internet_20_link">7</text:a></text:p>
          <text:p text:style-name="P8">Semantics<text:tab/><text:a xlink:type="simple" xlink:href="#__RefHeading__1239_181708395" text:style-name="Internet_20_link" text:visited-style-name="Internet_20_link">7</text:a></text:p>
          <text:p text:style-name="P8">Usage Notes<text:tab/><text:a xlink:type="simple" xlink:href="#__RefHeading__1241_181708395" text:style-name="Internet_20_link" text:visited-style-name="Internet_20_link">7</text:a></text:p>
          <text:p text:style-name="P8">Example Exclusive File<text:tab/><text:a xlink:type="simple" xlink:href="#__RefHeading__2542_1761063944" text:style-name="Internet_20_link" text:visited-style-name="Internet_20_link">7</text:a></text:p>
          <text:p text:style-name="P8">Example Inclusive File<text:tab/><text:a xlink:type="simple" xlink:href="#__RefHeading__2544_1761063944" text:style-name="Internet_20_link" text:visited-style-name="Internet_20_link">8</text:a></text:p>
          <text:p text:style-name="P8">Example Result with Blocked Files<text:tab/><text:a xlink:type="simple" xlink:href="#__RefHeading__2546_1761063944" text:style-name="Internet_20_link" text:visited-style-name="Internet_20_link">8</text:a></text:p>
          <text:p text:style-name="P3">Pre-commit Property Configuration &lt;prop-config.txt&gt;<text:tab/><text:a xlink:type="simple" xlink:href="#__RefHeading__2548_1761063944" text:style-name="Internet_20_link" text:visited-style-name="Internet_20_link">8</text:a></text:p>
          <text:p text:style-name="P8">Syntax<text:tab/><text:a xlink:type="simple" xlink:href="#__RefHeading__2550_1761063944" text:style-name="Internet_20_link" text:visited-style-name="Internet_20_link">8</text:a></text:p>
          <text:p text:style-name="P8">Semantics<text:tab/><text:a xlink:type="simple" xlink:href="#__RefHeading__1243_181708395" text:style-name="Internet_20_link" text:visited-style-name="Internet_20_link">9</text:a></text:p>
          <text:p text:style-name="P8">Usage Notes<text:tab/><text:a xlink:type="simple" xlink:href="#__RefHeading__1245_181708395" text:style-name="Internet_20_link" text:visited-style-name="Internet_20_link">9</text:a></text:p>
          <text:p text:style-name="P8">Example File<text:tab/><text:a xlink:type="simple" xlink:href="#__RefHeading__2552_1761063944" text:style-name="Internet_20_link" text:visited-style-name="Internet_20_link">9</text:a></text:p>
          <text:p text:style-name="P8">Example Result with Property Problems<text:tab/><text:a xlink:type="simple" xlink:href="#__RefHeading__2554_1761063944" text:style-name="Internet_20_link" text:visited-style-name="Internet_20_link">10</text:a></text:p>
          <text:p text:style-name="P3">Pre-commit Line Configuration &lt;line-config.txt&gt;<text:tab/><text:a xlink:type="simple" xlink:href="#__RefHeading__2556_1761063944" text:style-name="Internet_20_link" text:visited-style-name="Internet_20_link">10</text:a></text:p>
          <text:p text:style-name="P8">Syntax<text:tab/><text:a xlink:type="simple" xlink:href="#__RefHeading__2558_1761063944" text:style-name="Internet_20_link" text:visited-style-name="Internet_20_link">10</text:a></text:p>
          <text:p text:style-name="P8">Example File<text:tab/><text:a xlink:type="simple" xlink:href="#__RefHeading__2560_1761063944" text:style-name="Internet_20_link" text:visited-style-name="Internet_20_link">10</text:a></text:p>
          <text:p text:style-name="P8">Example Result with Line-change Problems<text:tab/><text:a xlink:type="simple" xlink:href="#__RefHeading__2562_1761063944" text:style-name="Internet_20_link" text:visited-style-name="Internet_20_link">11</text:a></text:p>
          <text:p text:style-name="P5">Post-commit Hook &lt;post-commit.pl&gt;<text:tab/><text:a xlink:type="simple" xlink:href="#__RefHeading__2412_1761063944" text:style-name="Internet_20_link" text:visited-style-name="Internet_20_link">11</text:a></text:p>
          <text:p text:style-name="P4">Functions and Options<text:tab/><text:a xlink:type="simple" xlink:href="#__RefHeading__2414_1761063944" text:style-name="Internet_20_link" text:visited-style-name="Internet_20_link">11</text:a></text:p>
          <text:p text:style-name="P5">Revision Property Pre-change Hook &lt;pre-revprop-change.pl&gt;<text:tab/><text:a xlink:type="simple" xlink:href="#__RefHeading__2416_1761063944" text:style-name="Internet_20_link" text:visited-style-name="Internet_20_link">11</text:a></text:p>
          <text:p text:style-name="P4">Functions and Options<text:tab/><text:a xlink:type="simple" xlink:href="#__RefHeading__2418_1761063944" text:style-name="Internet_20_link" text:visited-style-name="Internet_20_link">11</text:a></text:p>
          <text:p text:style-name="P8">Example Result of Revision Property Changes<text:tab/><text:a xlink:type="simple" xlink:href="#__RefHeading__2564_1761063944" text:style-name="Internet_20_link" text:visited-style-name="Internet_20_link">11</text:a></text:p>
          <text:p text:style-name="P5">Revision Property Post-change Hook &lt;post-revprop-change.pl&gt;<text:tab/><text:a xlink:type="simple" xlink:href="#__RefHeading__2420_1761063944" text:style-name="Internet_20_link" text:visited-style-name="Internet_20_link">12</text:a></text:p>
          <text:p text:style-name="P4">Functions and Options<text:tab/><text:a xlink:type="simple" xlink:href="#__RefHeading__2422_1761063944" text:style-name="Internet_20_link" text:visited-style-name="Internet_20_link">12</text:a></text:p>
          <text:p text:style-name="P5">Common Subroutine Module &lt;common.pm&gt;<text:tab/><text:a xlink:type="simple" xlink:href="#__RefHeading__2424_1761063944" text:style-name="Internet_20_link" text:visited-style-name="Internet_20_link">12</text:a></text:p>
          <text:p text:style-name="P4">Functions and Options<text:tab/><text:a xlink:type="simple" xlink:href="#__RefHeading__2426_1761063944" text:style-name="Internet_20_link" text:visited-style-name="Internet_20_link">12</text:a></text:p>
        </text:index-body>
      </text:table-of-content>
      <text:p text:style-name="Text_20_body"><text:soft-page-break/></text:p>
      <text:h text:style-name="Heading_20_1" text:outline-level="1"><text:bookmark text:name="__RefHeading__2182_1761063944"/>Introduction<text:bookmark-end text:name="__RefHeading__2182_1761063944"/></text:h>
      <text:p text:style-name="Text_20_body">The <text:span text:style-name="System_20_Name">Subversion Configuration Suite</text:span> is a set of highly and simply configurable scripts to enhance the behaviour of the <text:span text:style-name="System_20_Name">Subversion</text:span> system.</text:p>
      <text:p text:style-name="Text_20_body">There is a set of common hook scripts, together with wrapper templates. Whether a hook is deployed for a given repository is determined by the presence or otherwise of the hook's wrapper. The major features of the hooks are enabled or disabled by options in the hook script (limitation: this part is common for all repositories). Finally, certain functions are driven by configuration files (limitation: this part is also common for all repositories).</text:p>
      <text:h text:style-name="Heading_20_1" text:outline-level="1"><text:bookmark text:name="__RefHeading__2964_1887359670"/>Licence<text:bookmark-end text:name="__RefHeading__2964_1887359670"/></text:h>
      <text:p text:style-name="Text_20_body">This documentation and the software files described are covered by the following licence:</text:p>
      <text:p text:style-name="Quotations">Copyright © 2010 Rob Hubbard.</text:p>
      <text:p text:style-name="Quotations">These files form part of Rob Hubbard's Subversion Configuration Suite (the “Software”).</text:p>
      <text:p text:style-name="Quotations">Permission is hereby granted, free of charge, to any person obtaining a copy of the Software and associated documentation files, to deal in the Software without restriction, including without limitation the rights to use, copy, modify, merge, publish, and/or distribute (free of charge) copies of the Software, and to permit persons to whom the Software is furnished to do so, subject to the following conditions:</text:p>
      <text:p text:style-name="Quotations">The above copyright notice and this permission notice shall be included in all copies or substantial portions of the Software. For clarity, the above copyright notice and this permission notice do not apply to any software developed using but not incorporating the Software.</text:p>
      <text:p text:style-name="Quotations">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Quotations">“Copyleft; All wrongs reversed.”</text:p>
      <text:p text:style-name="Text_20_body">The meaning of this licence is essentially as follows:</text:p>
      <text:list xml:id="list20146352" text:style-name="L1">
        <text:list-item>
          <text:p text:style-name="P9">It's free of charge;</text:p>
        </text:list-item>
        <text:list-item>
          <text:p text:style-name="P9">It's open-source;</text:p>
        </text:list-item>
        <text:list-item>
          <text:p text:style-name="P9">You may do <text:span text:style-name="T2">almost</text:span> anything you wish with it, but not <text:span text:style-name="T2">sell</text:span> it;</text:p>
        </text:list-item>
        <text:list-item>
          <text:p text:style-name="P9">If you pass is on, modified or otherwise, I would like you to do so free of charge, and I would like to be acknowledged;</text:p>
        </text:list-item>
        <text:list-item>
          <text:p text:style-name="P9">As this will be used as (a small) part of a Subversion version control system, I do not wish to restrict its <text:span text:style-name="T2">use</text:span> in a commercial setting. That is, I am happy for you to <text:span text:style-name="T2">use</text:span> my software to develop your Product X software, either open or closed, free or otherwise, without acknowledging me or including my licence, so long as my sources do not form a part of Product X</text:p>
        </text:list-item>
      </text:list>
      <text:p text:style-name="Text_20_body">I make extensive use of many free and/or open-source programs, including:</text:p>
      <text:list xml:id="list20126442" text:style-name="L2">
        <text:list-item>
          <text:p text:style-name="P10">Subversion</text:p>
        </text:list-item>
        <text:list-item>
          <text:p text:style-name="P10">TortoiseSVN</text:p>
        </text:list-item>
        <text:list-item>
          <text:p text:style-name="P10">SVN Notifier</text:p>
        </text:list-item>
        <text:list-item>
          <text:p text:style-name="P10">OpenOffice Writer</text:p>
        </text:list-item>
        <text:list-item>
          <text:p text:style-name="P10"><text:soft-page-break/>and many, many others</text:p>
        </text:list-item>
      </text:list>
      <text:p text:style-name="Text_20_body">This is my gift to the Open Source Community, and I would like any use of it to be in the same spirit.</text:p>
      <text:h text:style-name="Heading_20_1" text:outline-level="1"><text:bookmark text:name="__RefHeading__2184_1761063944"/>Deployment<text:bookmark-end text:name="__RefHeading__2184_1761063944"/></text:h>
      <text:h text:style-name="Heading_20_2" text:outline-level="2"><text:bookmark text:name="__RefHeading__1227_181708395"/>What to Do with the Server Files<text:bookmark-end text:name="__RefHeading__1227_181708395"/></text:h>
      <text:h text:style-name="Heading_20_3" text:outline-level="3"><text:bookmark text:name="__RefHeading__1229_181708395"/>Managing Vendor Updates<text:bookmark-end text:name="__RefHeading__1229_181708395"/></text:h>
      <text:p text:style-name="Text_20_body">It is recommended that you place a copy of this <text:span text:style-name="System_20_Name">Suite</text:span>'s distribution in your own repository in a “vendor drop” area, immediately branched to a trunk area.</text:p>
      <text:h text:style-name="Heading_20_3" text:outline-level="3"><text:bookmark text:name="__RefHeading__1231_181708395"/>Option (1): Source Meta-control<text:bookmark-end text:name="__RefHeading__1231_181708395"/></text:h>
      <text:p text:style-name="Text_20_body">Your trunk's copy <text:span text:style-name="File_20_Name">sandpit</text:span> should be checked out to a new sandpit repository (for testing and experimentation), plus a copy into each of your repository areas. If you wish to customise these <text:span text:style-name="T2">wrapper</text:span> files, that can be done and tested in the sandpit and then committed. Those changes are then easily distributed to you other repositories with a simple <text:span text:style-name="Code_20_Fragment">svn update</text:span> <text:s/>command, although it is unlikely that this would need to be done often; it may be recommended following a vendor update and merge.</text:p>
      <text:p text:style-name="Text_20_body">Your trunk's copy of <text:span text:style-name="File_20_Name">_common_</text:span>, containing the real hook scripts, should be checked out to an area at the same level as your repositories.</text:p>
      <text:p text:style-name="Text_20_body">If your repository server is a Windows machine, you could use <text:span text:style-name="System_20_Name">SVN Notifier</text:span> there to make managing the multiple copies of the hook scripts simpler still.</text:p>
      <text:h text:style-name="Heading_20_3" text:outline-level="3"><text:bookmark text:name="__RefHeading__1233_181708395"/>Option (2): Simple?<text:bookmark-end text:name="__RefHeading__1233_181708395"/></text:h>
      <text:p text:style-name="Text_20_body">Alternatively, you could just copy/export the files to those locations.</text:p>
      <text:h text:style-name="Heading_20_3" text:outline-level="3"><text:bookmark text:name="__RefHeading__1235_181708395"/>Instantiation of the Wrappers<text:bookmark-end text:name="__RefHeading__1235_181708395"/></text:h>
      <text:p text:style-name="Text_20_body">In <text:span text:style-name="File_20_Name">./server/repos/svn/sandpit/hooks/_setup</text:span>, there are files that can be used to quickly create instances of the hook wrapper scripts. The <text:span text:style-name="File_20_Name">selected_hooks.txt.tmpl</text:span> file should be copied to <text:span text:style-name="File_20_Name">selected_hooks.txt</text:span> and edited. The set-up scripts should now work on either a Linux or Windows platform from a Bash Shell or Command Prompt respectively.</text:p>
      <text:h text:style-name="Heading_20_2" text:outline-level="2"><text:bookmark text:name="__RefHeading__1237_181708395"/>What to Do with the Client Files<text:bookmark-end text:name="__RefHeading__1237_181708395"/></text:h>
      <text:p text:style-name="Text_20_body">It is recommended that the <text:span text:style-name="File_20_Name">/_trunk/client/config/</text:span> files should be checked out to the Subversion application data area. On Linux that might be <text:span text:style-name="File_20_Name">~/.subversion/</text:span>; Windows 7 that might be <text:span text:style-name="File_20_Name">C:\Users\</text:span><text:span text:style-name="File_20_Name"><text:span text:style-name="T2">%username%</text:span></text:span><text:span text:style-name="File_20_Name">\AppData\Roaming\Subversion\</text:span>; on other versions of Windows it might be <text:span text:style-name="File_20_Name">C:\Documents and Settings\%username%\Application Data\Subversion\</text:span>.</text:p>
      <text:h text:style-name="Heading_20_1" text:outline-level="1"><text:bookmark text:name="__RefHeading__2186_1761063944"/>The Hook Scripts and Wrappers<text:bookmark-end text:name="__RefHeading__2186_1761063944"/></text:h>
      <text:h text:style-name="Heading_20_2" text:outline-level="2"><text:bookmark text:name="__RefHeading__2396_1761063944"/>Special Features of the Hook Script Wrappers<text:bookmark-end text:name="__RefHeading__2396_1761063944"/></text:h>
      <text:list xml:id="list20124036" text:style-name="L3">
        <text:list-item>
          <text:p text:style-name="P11">The hooks and hook wrappers cross-platform.</text:p>
        </text:list-item>
        <text:list-item>
          <text:p text:style-name="P11">The hook wrapper files all identical (as they use their own name to form the path to the real hook script).</text:p>
        </text:list-item>
      </text:list>
      <text:p text:style-name="Text_20_body"/>
      <text:h text:style-name="Heading_20_2" text:outline-level="2"><text:bookmark text:name="__RefHeading__2398_1761063944"/>Summary of the Hook Script Options<text:bookmark-end text:name="__RefHeading__2398_1761063944"/></text:h>
      <text:p text:style-name="Text_20_body">The hooks contain the following options, which are explained later.</text:p>
      <table:table table:name="Table1" table:style-name="Table1">
        <table:table-column table:style-name="Table1.A"/>
        <table:table-column table:style-name="Table1.B"/>
        <table:table-header-rows>
          <text:soft-page-break/>
          <table:table-row>
            <table:table-cell table:style-name="Table1.A1" office:value-type="string">
              <text:p text:style-name="Table_20_Contents">Script</text:p>
            </table:table-cell>
            <table:table-cell table:style-name="Table1.B1" office:value-type="string">
              <text:p text:style-name="Table_20_Contents">Option / Function</text:p>
            </table:table-cell>
          </table:table-row>
        </table:table-header-rows>
        <table:table-row>
          <table:table-cell table:style-name="Table1.A2" office:value-type="string">
            <text:p text:style-name="Table_20_Contents">start-commit</text:p>
          </table:table-cell>
          <table:table-cell table:style-name="Table1.B2" office:value-type="string">
            <text:p text:style-name="Table_20_Contents">(check capabilities)</text:p>
          </table:table-cell>
        </table:table-row>
        <table:table-row>
          <table:table-cell table:style-name="Table1.A2" office:value-type="string">
            <text:p text:style-name="Table_20_Contents">pre-commit</text:p>
          </table:table-cell>
          <table:table-cell table:style-name="Table1.B2" office:value-type="string">
            <text:p text:style-name="Table_20_Contents">$check_message_nonempty</text:p>
          </table:table-cell>
        </table:table-row>
        <table:table-row>
          <table:table-cell table:style-name="Table1.A2" office:value-type="string">
            <text:p text:style-name="Table_20_Contents">pre-commit</text:p>
          </table:table-cell>
          <table:table-cell table:style-name="Table1.B2" office:value-type="string">
            <text:p text:style-name="Table_20_Contents">$check_author_and_date_present</text:p>
          </table:table-cell>
        </table:table-row>
        <table:table-row>
          <table:table-cell table:style-name="Table1.A2" office:value-type="string">
            <text:p text:style-name="Table_20_Contents">pre-commit</text:p>
          </table:table-cell>
          <table:table-cell table:style-name="Table1.B2" office:value-type="string">
            <text:p text:style-name="Table_20_Contents">$enable_path_checks</text:p>
          </table:table-cell>
        </table:table-row>
        <table:table-row>
          <table:table-cell table:style-name="Table1.A2" office:value-type="string">
            <text:p text:style-name="Table_20_Contents">pre-commit</text:p>
          </table:table-cell>
          <table:table-cell table:style-name="Table1.B2" office:value-type="string">
            <text:p text:style-name="Table_20_Contents">$enable_property_checks</text:p>
          </table:table-cell>
        </table:table-row>
        <table:table-row>
          <table:table-cell table:style-name="Table1.A2" office:value-type="string">
            <text:p text:style-name="Table_20_Contents">pre-commit</text:p>
          </table:table-cell>
          <table:table-cell table:style-name="Table1.B2" office:value-type="string">
            <text:p text:style-name="Table_20_Contents">$enable_line_checks</text:p>
          </table:table-cell>
        </table:table-row>
        <table:table-row>
          <table:table-cell table:style-name="Table1.A2" office:value-type="string">
            <text:p text:style-name="Table_20_Contents">pre-commit</text:p>
          </table:table-cell>
          <table:table-cell table:style-name="Table1.B2" office:value-type="string">
            <text:p text:style-name="Table_20_Contents">$prevent_double_copying</text:p>
          </table:table-cell>
        </table:table-row>
        <table:table-row>
          <table:table-cell table:style-name="Table1.A2" office:value-type="string">
            <text:p text:style-name="Table_20_Contents">pre-commit</text:p>
          </table:table-cell>
          <table:table-cell table:style-name="Table1.B2" office:value-type="string">
            <text:p text:style-name="Table_20_Contents">$enable_tag_protection</text:p>
          </table:table-cell>
        </table:table-row>
        <table:table-row>
          <table:table-cell table:style-name="Table1.A2" office:value-type="string">
            <text:p text:style-name="Table_20_Contents">pre-commit</text:p>
          </table:table-cell>
          <table:table-cell table:style-name="Table1.B2" office:value-type="string">
            <text:p text:style-name="Table_20_Contents">$prevent_copy_from_tag</text:p>
          </table:table-cell>
        </table:table-row>
        <table:table-row>
          <table:table-cell table:style-name="Table1.A2" office:value-type="string">
            <text:p text:style-name="Table_20_Contents">post-commit</text:p>
          </table:table-cell>
          <table:table-cell table:style-name="Table1.B2" office:value-type="string">
            <text:p text:style-name="Table_20_Contents">$create_revision_dump</text:p>
          </table:table-cell>
        </table:table-row>
        <table:table-row>
          <table:table-cell table:style-name="Table1.A2" office:value-type="string">
            <text:p text:style-name="Table_20_Contents">pre-revprop-change</text:p>
          </table:table-cell>
          <table:table-cell table:style-name="Table1.B2" office:value-type="string">
            <text:p text:style-name="Table_20_Contents">$allow_property_changes</text:p>
          </table:table-cell>
        </table:table-row>
        <table:table-row>
          <table:table-cell table:style-name="Table1.A2" office:value-type="string">
            <text:p text:style-name="Table_20_Contents">pre-revprop-change</text:p>
          </table:table-cell>
          <table:table-cell table:style-name="Table1.B2" office:value-type="string">
            <text:p text:style-name="Table_20_Contents">$allow_only_log_modification</text:p>
          </table:table-cell>
        </table:table-row>
        <table:table-row>
          <table:table-cell table:style-name="Table1.A2" office:value-type="string">
            <text:p text:style-name="Table_20_Contents">pre-revprop-change</text:p>
          </table:table-cell>
          <table:table-cell table:style-name="Table1.B2" office:value-type="string">
            <text:p text:style-name="Table_20_Contents">$backup_values</text:p>
          </table:table-cell>
        </table:table-row>
        <table:table-row>
          <table:table-cell table:style-name="Table1.A2" office:value-type="string">
            <text:p text:style-name="Table_20_Contents">post-revprop-change</text:p>
          </table:table-cell>
          <table:table-cell table:style-name="Table1.B2" office:value-type="string">
            <text:p text:style-name="Table_20_Contents">$create_revision_dump</text:p>
          </table:table-cell>
        </table:table-row>
      </table:table>
      <text:p text:style-name="Text_20_body"/>
      <text:p text:style-name="Text_20_body"/>
      <text:h text:style-name="Heading_20_2" text:outline-level="2"><text:bookmark text:name="__RefHeading__2400_1761063944"/>Overview of the Hooks Scripts and Hook Configuration Files<text:bookmark-end text:name="__RefHeading__2400_1761063944"/></text:h>
      <text:h text:style-name="Heading_20_3" text:outline-level="3"><text:bookmark text:name="__RefHeading__2402_1761063944"/>Start Commit Hook &lt;start-commit.pl&gt;<text:bookmark-end text:name="__RefHeading__2402_1761063944"/></text:h>
      <text:h text:style-name="Heading_20_4" text:outline-level="4"><text:bookmark text:name="__RefHeading__2404_1761063944"/>Functions<text:bookmark-end text:name="__RefHeading__2404_1761063944"/></text:h>
      <text:list xml:id="list20126492" text:style-name="L4">
        <text:list-item>
          <text:p text:style-name="P12">Allow commits only from merge-info-capable clients; this is necessary (but not sufficient) for the correct functioning of merges, and is only relevant to Subversion servers from version 1.5 onwards.</text:p>
        </text:list-item>
      </text:list>
      <text:p text:style-name="Text_20_body"/>
      <text:h text:style-name="Heading_20_6" text:outline-level="6"><text:bookmark text:name="__RefHeading__2534_1761063944"/>Example Result from a Non-compliant Client<text:bookmark-end text:name="__RefHeading__2534_1761063944"/></text:h>
      <text:p text:style-name="Text_20_body">This shows a commit failing from when issued from a SVN 1.4 or earlier command line client.</text:p>
      <text:p text:style-name="Code"/>
      <text:p text:style-name="Code">&gt; <text:span text:style-name="T2">svn ci -m "merged" file.cpp</text:span></text:p>
      <text:p text:style-name="Code">Sending <text:s text:c="7"/>file.cpp</text:p>
      <text:p text:style-name="Code">Transmitting file data .svn: Commit failed (details follow):</text:p>
      <text:p text:style-name="Code">svn: Commit blocked by start-commit hook (exit code 1) with output:</text:p>
      <text:p text:style-name="Code"/>
      <text:p text:style-name="Code">------------------ sandpit start-commit 22:19:11Z ------------------</text:p>
      <text:p text:style-name="Code">CAUGHT: <text:span text:style-name="T1">your SVN client is not mergeinfo-capable.</text:span></text:p>
      <text:p text:style-name="Code"><text:s text:c="29"/>22:19:11Z </text:p>
      <text:p text:style-name="Code"/>
      <text:p text:style-name="Text_20_body"/>
      <text:h text:style-name="Heading_20_3" text:outline-level="3"><text:bookmark text:name="__RefHeading__2406_1761063944"/>Pre-commit Hook &lt;pre-commit.pl&gt;<text:bookmark-end text:name="__RefHeading__2406_1761063944"/></text:h>
      <text:h text:style-name="Heading_20_4" text:outline-level="4"><text:bookmark text:name="__RefHeading__2408_1761063944"/>Functions and Options<text:bookmark-end text:name="__RefHeading__2408_1761063944"/></text:h>
      <text:list xml:id="list20717899" text:continue-numbering="true" text:style-name="L4">
        <text:list-item>
          <text:p text:style-name="P12">Option: check for non-trivial message (containing characters other than white-space)</text:p>
          <text:p text:style-name="P12"><text:soft-page-break/>[This could be enhanced to be of a certain minimum length, or to contain certain mandatory words.]</text:p>
        </text:list-item>
        <text:list-item>
          <text:p text:style-name="P12">Option: check presence of author and date revision properties (this should never happen)</text:p>
        </text:list-item>
        <text:list-item>
          <text:p text:style-name="P12">Configurable option: check added paths</text:p>
          <text:list>
            <text:list-item>
              <text:p text:style-name="P12">further configurable via &lt;<text:span text:style-name="File_20_Name">path-config.txt</text:span>&gt;</text:p>
            </text:list-item>
            <text:list-item>
              <text:p text:style-name="P12">may be configured as either inclusive or exclusive (or potentially, a mixture)</text:p>
            </text:list-item>
            <text:list-item>
              <text:p text:style-name="P12">paths are specifiable with either regular expressions or globs</text:p>
            </text:list-item>
            <text:list-item>
              <text:p text:style-name="P12">may be used e.g. to reject certain generated files such as object files</text:p>
            </text:list-item>
          </text:list>
        </text:list-item>
        <text:list-item>
          <text:p text:style-name="P12">Configurable option: check properties of added paths</text:p>
          <text:list>
            <text:list-item>
              <text:p text:style-name="P12">further configurable via &lt;<text:span text:style-name="File_20_Name">prop-config.txt</text:span>&gt;</text:p>
            </text:list-item>
            <text:list-item>
              <text:p text:style-name="P12">may be used e.g. to ensure that the keywords property is set on source code files;</text:p>
              <text:p text:style-name="P12">this is easy for the user if the client configuration has been set up appropriately</text:p>
            </text:list-item>
          </text:list>
        </text:list-item>
        <text:list-item>
          <text:p text:style-name="P12">Configurable option: check added/modified lines of added/modified paths</text:p>
          <text:list>
            <text:list-item>
              <text:p text:style-name="P12">further configurable via &lt;<text:span text:style-name="File_20_Name">line-config.txt</text:span>&gt;</text:p>
            </text:list-item>
            <text:list-item>
              <text:p text:style-name="P12">may be used e.g. to enforce tab versus space preferences</text:p>
            </text:list-item>
            <text:list-item>
              <text:p text:style-name="P12">may be used e.g. to ban trailing whitespace</text:p>
            </text:list-item>
          </text:list>
        </text:list-item>
        <text:list-item>
          <text:p text:style-name="P12">Option: protect tags from editing</text:p>
          <text:p text:style-name="P12">(deletion of whole tags is deliberately permitted, however)</text:p>
        </text:list-item>
        <text:list-item>
          <text:p text:style-name="P12">Option: prevent copying from tag</text:p>
        </text:list-item>
        <text:list-item>
          <text:p text:style-name="P12">Option: prevent “double copying”</text:p>
        </text:list-item>
      </text:list>
      <text:p text:style-name="Text_20_body"/>
      <text:h text:style-name="Heading_20_6" text:outline-level="6"><text:bookmark text:name="__RefHeading__2536_1761063944"/>Example Result with Multiple Failures<text:bookmark-end text:name="__RefHeading__2536_1761063944"/></text:h>
      <text:p text:style-name="Text_20_body">Here there are several problems with the commit and its files. This example shows quite a strict set-up; you might not wish to enforce all the rules. The hooks may be configured to your taste.</text:p>
      <text:p text:style-name="Code"/>
      <text:p text:style-name="Code">&gt; <text:span text:style-name="T2">svn commit -m ""</text:span></text:p>
      <text:p text:style-name="Code">Sending <text:s text:c="7"/>project\file.cpp</text:p>
      <text:p text:style-name="Code">Adding <text:s/>(bin) <text:s/>project\prog.exe</text:p>
      <text:p text:style-name="Code">Adding <text:s text:c="8"/>project\script.py</text:p>
      <text:p text:style-name="Code">Adding <text:s text:c="8"/>project\script.pyc</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text:span text:style-name="T1">empty message</text:span>.</text:p>
      <text:p text:style-name="Code">CAUGHT: &lt;_trunk/project/prog.exe&gt; <text:span text:style-name="T1">blocked</text:span>.</text:p>
      <text:p text:style-name="Code">CAUGHT: &lt;_trunk/project/script.py&gt; prop svn:eol-style=native <text:span text:style-name="T1">required</text:span> for &lt;*.py&gt;.</text:p>
      <text:p text:style-name="Code">CAUGHT: &lt;_trunk/project/script.pyc&gt; <text:span text:style-name="T1">blocked</text:span>.</text:p>
      <text:p text:style-name="Code">CAUGHT: &lt;_trunk/project/file.cpp(3)&gt; matches <text:span text:style-name="T1">prohibited</text:span> "trailing space".</text:p>
      <text:p text:style-name="Code">CAUGHT: &lt;_trunk/project/file.cpp(5)&gt; matches <text:span text:style-name="T1">prohibited</text:span> "indentation with space".</text:p>
      <text:p text:style-name="Code"><text:s text:c="29"/>01:00:16Z </text:p>
      <text:p text:style-name="Code"/>
      <text:p text:style-name="Text_20_body"/>
      <text:h text:style-name="Heading_20_6" text:outline-level="6"><text:bookmark text:name="__RefHeading__2159_2115891269"/><text:soft-page-break/>Example Result showing Tag Protection<text:bookmark-end text:name="__RefHeading__2159_2115891269"/></text:h>
      <text:p text:style-name="Text_20_body">In this example, two separate problems are shown as having been prevented. The first is an attempt to edit a tag. The second is to attempt to copy files directly from a tag (rather that the files that have been tagged).</text:p>
      <text:p text:style-name="Code"/>
      <text:p text:style-name="Code">&gt; <text:span text:style-name="T2">svn ci -m "edited tag"</text:span></text:p>
      <text:p text:style-name="Code">Sending <text:s text:c="7"/>file.cpp</text:p>
      <text:p text:style-name="Code">Transmitting file data .svn: Commit failed (details follow):</text:p>
      <text:p text:style-name="Code">svn: Commit blocked by pre-commit hook (exit code 1) with output:</text:p>
      <text:p text:style-name="Code"/>
      <text:p text:style-name="Code">------------------- sandpit pre-commit 00:39:17Z -------------------</text:p>
      <text:p text:style-name="Code">CAUGHT: &lt;_tags/test-tag2/project/file.cpp&gt; <text:span text:style-name="T1">modification of tag</text:span>.</text:p>
      <text:p text:style-name="Code"><text:s text:c="29"/>00:39:17Z </text:p>
      <text:p text:style-name="Code"/>
      <text:p text:style-name="Code">&gt; <text:span text:style-name="T2">svn cp svn:///sandpit/_tags/test-tag svn:///sandpit/_branches/branch-of-tag -m "copy of tag"</text:span></text:p>
      <text:p text:style-name="Code">svn: Commit blocked by pre-commit hook (exit code 1) with output:</text:p>
      <text:p text:style-name="Code"/>
      <text:p text:style-name="Code">------------------- sandpit pre-commit 01:16:21Z -------------------</text:p>
      <text:p text:style-name="Code">CAUGHT: &lt;_branches/branch-of-tag/ (_tags/test-tag)&gt; <text:span text:style-name="T1">rename or copy from tag</text:span>.</text:p>
      <text:p text:style-name="Code">ADVICE: copy from the source of the tag, not the tag itself.</text:p>
      <text:p text:style-name="Code"><text:s text:c="29"/>01:16:21Z </text:p>
      <text:p text:style-name="Code"/>
      <text:p text:style-name="Text_20_body"/>
      <text:h text:style-name="Heading_20_6" text:outline-level="6"><text:bookmark text:name="__RefHeading__2161_2115891269"/>Example Result showing Double-copy Prevention<text:bookmark-end text:name="__RefHeading__2161_2115891269"/></text:h>
      <text:p text:style-name="Text_20_body">Notice in this example that the first copy succeeds, but the second, accidental copy is blocked.</text:p>
      <text:p text:style-name="Code"/>
      <text:p text:style-name="Code">&gt; <text:span text:style-name="T2">svn cp svn:///sandpit/_trunk svn:///sandpit/_branches/my-dev -m"branched"</text:span></text:p>
      <text:p text:style-name="Code"/>
      <text:p text:style-name="Code"><text:span text:style-name="T1">Committed revision 24</text:span>.</text:p>
      <text:p text:style-name="Code"/>
      <text:p text:style-name="Code">&gt; <text:span text:style-name="T2">svn cp svn:///sandpit/_trunk svn:///sandpit/_branches/my-dev -m"branched"</text:span></text:p>
      <text:p text:style-name="Code">svn: Commit blocked by pre-commit hook (exit code 1) with output:</text:p>
      <text:p text:style-name="Code"/>
      <text:p text:style-name="Code">------------------- sandpit pre-commit 01:26:58Z -------------------</text:p>
      <text:p text:style-name="Code">CAUGHT: &lt;_branches/my-dev/_trunk/&gt; <text:span text:style-name="T1">path copy into already-copied path</text:span>.</text:p>
      <text:p text:style-name="Code"><text:s text:c="29"/>01:26:58Z </text:p>
      <text:p text:style-name="Code"/>
      <text:p text:style-name="Text_20_body"/>
      <text:p text:style-name="Text_20_body">After the first commit, the repository might contain a sub-tree such as this:</text:p>
      <text:list xml:id="list20145747" text:style-name="Directory_20_Structure">
        <text:list-item>
          <text:p text:style-name="P13"><text:span text:style-name="File_20_Name">_branches/</text:span></text:p>
          <text:list>
            <text:list-item>
              <text:p text:style-name="P13"><text:span text:style-name="File_20_Name">my-dev/</text:span></text:p>
              <text:list>
                <text:list-item>
                  <text:p text:style-name="P13"><text:span text:style-name="File_20_Name">sub-dir/</text:span></text:p>
                  <text:list>
                    <text:list-item>
                      <text:p text:style-name="P13"><text:span text:style-name="File_20_Name">class.cpp</text:span></text:p>
                    </text:list-item>
                    <text:list-item>
                      <text:p text:style-name="P13"><text:span text:style-name="File_20_Name">class.hpp</text:span></text:p>
                    </text:list-item>
                  </text:list>
                </text:list-item>
                <text:list-item>
                  <text:p text:style-name="P13"><text:span text:style-name="File_20_Name">main.cpp</text:span></text:p>
                </text:list-item>
              </text:list>
            </text:list-item>
          </text:list>
        </text:list-item>
      </text:list>
      <text:p text:style-name="Text_20_body">If the second commit was permitted, it would be interpreted slightly differently, and then the repository would contain a sub-tree like this, with two copies of everything at different levels, which is almost certainly not desired:</text:p>
      <text:list xml:id="list20716360" text:continue-numbering="true" text:style-name="Directory_20_Structure">
        <text:list-item>
          <text:p text:style-name="P13"><text:span text:style-name="File_20_Name">_branches/</text:span></text:p>
          <text:list>
            <text:list-item>
              <text:p text:style-name="P13"><text:soft-page-break/><text:span text:style-name="File_20_Name">my-dev/</text:span></text:p>
              <text:list>
                <text:list-item>
                  <text:p text:style-name="P13"><text:span text:style-name="File_20_Name">_trunk/</text:span></text:p>
                  <text:list>
                    <text:list-item>
                      <text:p text:style-name="P13"><text:span text:style-name="File_20_Name">sub-dir/</text:span></text:p>
                      <text:list>
                        <text:list-item>
                          <text:p text:style-name="P13"><text:span text:style-name="File_20_Name">class.cpp</text:span></text:p>
                        </text:list-item>
                        <text:list-item>
                          <text:p text:style-name="P13"><text:span text:style-name="File_20_Name">class.hpp</text:span></text:p>
                        </text:list-item>
                      </text:list>
                    </text:list-item>
                    <text:list-item>
                      <text:p text:style-name="P13"><text:span text:style-name="File_20_Name">main.cpp</text:span></text:p>
                    </text:list-item>
                  </text:list>
                </text:list-item>
                <text:list-item>
                  <text:p text:style-name="P13"><text:span text:style-name="File_20_Name">sub-dir/</text:span></text:p>
                  <text:list>
                    <text:list-item>
                      <text:p text:style-name="P13"><text:span text:style-name="File_20_Name">class.cpp</text:span></text:p>
                    </text:list-item>
                    <text:list-item>
                      <text:p text:style-name="P13"><text:span text:style-name="File_20_Name">class.hpp</text:span></text:p>
                    </text:list-item>
                  </text:list>
                </text:list-item>
                <text:list-item>
                  <text:p text:style-name="P13"><text:span text:style-name="File_20_Name">main.cpp</text:span></text:p>
                </text:list-item>
              </text:list>
            </text:list-item>
          </text:list>
        </text:list-item>
      </text:list>
      <text:p text:style-name="Text_20_body">(A third commit would fail with an error message even without any server hook scripts configured.)</text:p>
      <text:h text:style-name="Heading_20_4" text:outline-level="4"><text:bookmark text:name="__RefHeading__2410_1761063944"/>Pre-commit Hook Configuration Files<text:bookmark-end text:name="__RefHeading__2410_1761063944"/></text:h>
      <text:h text:style-name="Heading_20_5" text:outline-level="5"><text:bookmark text:name="__RefHeading__2538_1761063944"/>Pre-commit File and Path Configuration &lt;file-config.txt&gt;<text:bookmark-end text:name="__RefHeading__2538_1761063944"/></text:h>
      <text:p text:style-name="Text_20_body">This file may be used to white-list or black-list files or paths for addition to version control. It is usually used to prevent certain types of file, usually by extension, from being added to version control.</text:p>
      <text:h text:style-name="Heading_20_6" text:outline-level="6"><text:bookmark text:name="__RefHeading__2540_1761063944"/>Syntax<text:bookmark-end text:name="__RefHeading__2540_1761063944"/></text:h>
      <text:p text:style-name="Text_20_body">Entries concerning each path pattern occupy a single line.</text:p>
      <text:p text:style-name="Text_20_body">Path patterns are enabled with a line consisting of a plus (<text:span text:style-name="Code_20_Fragment">+</text:span>) followed by the regex (regular expression) or glob, and</text:p>
      <text:p text:style-name="Text_20_body">disabled with a minus (<text:span text:style-name="Code_20_Fragment">-</text:span>) followed by the regex or glob.</text:p>
      <text:p text:style-name="Text_20_body">Enclose a regex in <text:span text:style-name="Code_20_Fragment">re&lt;</text:span>angle brackets<text:span text:style-name="Code_20_Fragment">&gt;</text:span> with leading '<text:span text:style-name="Code_20_Fragment">re</text:span>'; enclose space-separated globs in <text:span text:style-name="Code_20_Fragment">g&lt;</text:span>angle brackets<text:span text:style-name="Code_20_Fragment">&gt;</text:span> with leading '<text:span text:style-name="Code_20_Fragment">g</text:span>'.</text:p>
      <text:p text:style-name="Text_20_body">Comment lines have a hash (<text:span text:style-name="Code_20_Fragment">#</text:span>) as the first non-whitespace character.</text:p>
      <text:h text:style-name="Heading_20_6" text:outline-level="6">Syntax Tips</text:h>
      <text:p text:style-name="Text_20_body">Specify the start of a path with a caret (<text:span text:style-name="Code_20_Fragment">^</text:span>)</text:p>
      <text:p text:style-name="Text_20_body">Specify the start of a filename with a slash (<text:span text:style-name="Code_20_Fragment">/</text:span>)</text:p>
      <text:p text:style-name="Text_20_body">Specify the end of a path with a dollar (<text:span text:style-name="Code_20_Fragment">$</text:span>)</text:p>
      <text:h text:style-name="Heading_20_6" text:outline-level="6"><text:bookmark text:name="__RefHeading__1239_181708395"/>Semantics<text:bookmark-end text:name="__RefHeading__1239_181708395"/></text:h>
      <text:p text:style-name="Text_20_body">The patterns are considered in sequence; the first match wins. If a file falls through the whole list of patterns, then the file is permitted.</text:p>
      <text:p text:style-name="Text_20_body">Patterns may take the form of either a regex (regular expression) or a glob.</text:p>
      <text:p text:style-name="Text_20_body">Example equivalence (approximate): <text:span text:style-name="Code_20_Fragment">g&lt;*.c *.h *.cpp *.hpp&gt;</text:span> = <text:span text:style-name="Code_20_Fragment">re&lt;/.*\.(c|h|cpp|hpp)$&gt;</text:span>.</text:p>
      <text:h text:style-name="Heading_20_6" text:outline-level="6"><text:bookmark text:name="__RefHeading__1241_181708395"/>Usage Notes<text:bookmark-end text:name="__RefHeading__1241_181708395"/></text:h>
      <text:p text:style-name="Text_20_body">Excluded files should be configured as global ignores in the Subversion client configuration file.</text:p>
      <text:h text:style-name="Heading_20_6" text:outline-level="6"><text:bookmark text:name="__RefHeading__2542_1761063944"/>Example Exclusive Configuration File (“Black List”)<text:bookmark-end text:name="__RefHeading__2542_1761063944"/></text:h>
      <text:p text:style-name="Code"/>
      <text:p text:style-name="Code"><text:soft-page-break/>### The following rules are tested in order;</text:p>
      <text:p text:style-name="Code">### the earliest match takes precedence</text:p>
      <text:p text:style-name="Code"><text:s text:c="2"/>- re&lt;/.*\.(dll|exe|lib)$&gt;</text:p>
      <text:p text:style-name="Code"><text:s text:c="2"/>- g&lt;*.obj&gt;</text:p>
      <text:p text:style-name="P1"><text:s text:c="2"/>- g&lt;*.pyc *.pyo&gt;</text:p>
      <text:p text:style-name="P1"><text:s text:c="2"/>- g&lt;*.bak *.tmp&gt;</text:p>
      <text:p text:style-name="P1"><text:s text:c="2"/>- g&lt;*.zip *.tar *.gz *.tgz&gt;</text:p>
      <text:p text:style-name="P1"/>
      <text:h text:style-name="Heading_20_5" text:outline-level="5"/>
      <text:h text:style-name="Heading_20_6" text:outline-level="6"><text:bookmark text:name="__RefHeading__2544_1761063944"/>Example Inclusive Configuration File (“White List”)<text:bookmark-end text:name="__RefHeading__2544_1761063944"/></text:h>
      <text:p text:style-name="Code"/>
      <text:p text:style-name="Code">### The following rules are tested in order;</text:p>
      <text:p text:style-name="Code">### the earliest match takes precedence</text:p>
      <text:p text:style-name="Code"><text:s text:c="2"/>+ re&lt;/.*\.(c|h|cpp|hpp)$&gt;</text:p>
      <text:p text:style-name="Code"><text:s text:c="2"/>+ g&lt;*.pl *.pm&gt;</text:p>
      <text:p text:style-name="Code"><text:s text:c="2"/>+ g&lt;*.py&gt;</text:p>
      <text:p text:style-name="Code"><text:s text:c="2"/>+ g&lt;*.sh&gt;</text:p>
      <text:p text:style-name="Code"><text:s text:c="2"/>+ g&lt;*.bat&gt;</text:p>
      <text:p text:style-name="Code"><text:s text:c="2"/>+ g&lt;*.txt&gt;</text:p>
      <text:p text:style-name="Code"><text:s text:c="2"/>+ g&lt;*.reg&gt;</text:p>
      <text:p text:style-name="Code"><text:s text:c="2"/>+ re&lt;/.*\.(dsp|dsw|vcproj|sln|vsprops)$&gt;</text:p>
      <text:p text:style-name="Code"><text:s text:c="2"/>+ re&lt;/.*\.(html|js|php|java|jsp)$&gt;</text:p>
      <text:p text:style-name="Code"><text:s text:c="2"/>+ re&lt;/.*\.(xml|css|xsl|xsd)$&gt;</text:p>
      <text:p text:style-name="Code"/>
      <text:p text:style-name="Code">### catch-all: exclude everything else</text:p>
      <text:p text:style-name="P1"><text:s text:c="2"/>- re&lt;.*&gt;</text:p>
      <text:p text:style-name="P1"/>
      <text:p text:style-name="Text_20_body"/>
      <text:h text:style-name="Heading_20_6" text:outline-level="6"><text:bookmark text:name="__RefHeading__2546_1761063944"/>Example Result with Blocked Files<text:bookmark-end text:name="__RefHeading__2546_1761063944"/></text:h>
      <text:p text:style-name="Code"/>
      <text:p text:style-name="Code">&gt; <text:span text:style-name="T2">svn ci -m "trying to commit executable"</text:span></text:p>
      <text:p text:style-name="Code">Adding <text:s/>(bin) <text:s/>project\prog.exe</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lt;_trunk/project/prog.exe&gt; <text:span text:style-name="T1">blocked</text:span>.</text:p>
      <text:p text:style-name="Code"><text:s text:c="29"/>01:00:16Z </text:p>
      <text:p text:style-name="Code"/>
      <text:p text:style-name="Text_20_body"/>
      <text:h text:style-name="Heading_20_5" text:outline-level="5"><text:bookmark text:name="__RefHeading__2548_1761063944"/>Pre-commit Property Configuration &lt;prop-config.txt&gt;<text:bookmark-end text:name="__RefHeading__2548_1761063944"/></text:h>
      <text:p text:style-name="Text_20_body">This file may be used to check the versioned properties set on files or directories when added to version control. It is usually used to prohibit inappropriate standard properties and/or to proscribe others.</text:p>
      <text:h text:style-name="Heading_20_6" text:outline-level="6"><text:bookmark text:name="__RefHeading__2550_1761063944"/>Syntax<text:bookmark-end text:name="__RefHeading__2550_1761063944"/></text:h>
      <text:p text:style-name="Text_20_body">To indicate a section (for certain filename patterns), enclose space-separated globs in <text:span text:style-name="Code_20_Fragment">g&lt;</text:span>angle brackets<text:span text:style-name="Code_20_Fragment">&gt;</text:span> with leading '<text:span text:style-name="Code_20_Fragment">g</text:span>'; regexes not supported here.</text:p>
      <text:p text:style-name="Text_20_body"/>
      <text:p text:style-name="Text_20_body">Within a section, the first non-whitespace character is:</text:p>
      <text:p text:style-name="Text_20_body"><text:tab/><text:span text:style-name="Code_20_Fragment">+</text:span> for a mandatory property (with optional <text:span text:style-name="Code_20_Fragment">=</text:span> value)</text:p>
      <text:p text:style-name="Text_20_body"><text:soft-page-break/><text:tab/><text:span text:style-name="Code_20_Fragment">-</text:span> for a prohibited property</text:p>
      <text:p text:style-name="Text_20_body"><text:tab/><text:span text:style-name="Code_20_Fragment">=</text:span> for an optional property but with a restricted value</text:p>
      <text:p text:style-name="Text_20_body">Comment lines have a hash (<text:span text:style-name="Code_20_Fragment">#</text:span>) as the first non-whitespace character.</text:p>
      <text:p text:style-name="Text_20_body"/>
      <text:h text:style-name="Heading_20_6" text:outline-level="6"><text:bookmark text:name="__RefHeading__1243_181708395"/>Semantics<text:bookmark-end text:name="__RefHeading__1243_181708395"/></text:h>
      <text:p text:style-name="Text_20_body">The plus (<text:span text:style-name="Code_20_Fragment">+</text:span>) form without an equality character (<text:span text:style-name="Code_20_Fragment">=</text:span>) means that the property must be present, but may be any value. The plus (<text:span text:style-name="Code_20_Fragment">+</text:span>) form with an <text:span text:style-name="Code_20_Fragment">=</text:span> means that the property must be present, and furthermore with the given value.</text:p>
      <text:p text:style-name="Text_20_body">The minus (<text:span text:style-name="Code_20_Fragment">-</text:span>) form means that the property must not be present; any equality character (<text:span text:style-name="Code_20_Fragment">=</text:span>) and value is ignored.</text:p>
      <text:p text:style-name="Text_20_body">The equals (<text:span text:style-name="Code_20_Fragment">=</text:span>) form means that the property may be present, but if it is then it must take the specified value.</text:p>
      <text:p text:style-name="Text_20_body">With the special case of <text:span text:style-name="Code_20_Fragment">+svn:keywords</text:span>, the order of keywords in the value does not matter, nor does the particular alias taken. The list of values must be exactly the same.</text:p>
      <text:p text:style-name="Text_20_body">There may be more than one section for a given blob, but the properties mentioned in each section should be distinct.</text:p>
      <text:h text:style-name="Heading_20_6" text:outline-level="6"><text:bookmark text:name="__RefHeading__1245_181708395"/>Usage Notes<text:bookmark-end text:name="__RefHeading__1245_181708395"/></text:h>
      <text:p text:style-name="Text_20_body">Required properties should be configured as auto-props in the Subversion client configuration file.</text:p>
      <text:h text:style-name="Heading_20_6" text:outline-level="6"><text:bookmark text:name="__RefHeading__2552_1761063944"/>Example Configuration File<text:bookmark-end text:name="__RefHeading__2552_1761063944"/></text:h>
      <text:p text:style-name="Text_20_body">This example shows prohibited as well as mandatory properties.</text:p>
      <text:p text:style-name="Code"/>
      <text:p text:style-name="Code">### The following rules are tested in an arbitrary order;</text:p>
      <text:p text:style-name="Code">### the globs should be mutually exclusive, but that is not checked.</text:p>
      <text:p text:style-name="Code"/>
      <text:p text:style-name="Code">### 'C' / C++</text:p>
      <text:p text:style-name="Code"><text:s text:c="2"/>g&lt;*.c *.cpp *.h *.hpp&gt;</text:p>
      <text:p text:style-name="Code"><text:s text:c="4"/>+ svn:eol-style = native</text:p>
      <text:p text:style-name="Code"><text:s text:c="4"/>+ svn:keywords = Rev URL</text:p>
      <text:p text:style-name="Code"><text:s text:c="4"/>+ svn:mime-type = text/plain</text:p>
      <text:p text:style-name="Code"/>
      <text:p text:style-name="Code">### plain text</text:p>
      <text:p text:style-name="Code"><text:s text:c="2"/>g&lt;*.txt&gt;</text:p>
      <text:p text:style-name="Code"><text:s text:c="4"/>+ svn:eol-style = native</text:p>
      <text:p text:style-name="Code"><text:s text:c="4"/>- svn:executable</text:p>
      <text:p text:style-name="P1"><text:s text:c="4"/>+ svn:mime-type = text/plain</text:p>
      <text:p text:style-name="P1"/>
      <text:p text:style-name="Code">### image / bitmap</text:p>
      <text:p text:style-name="Code"/>
      <text:p text:style-name="Code"><text:s text:c="2"/>g&lt; *.png *.gif *.tif *.jpg *.pnm *.pbm *.pgm *.ppm *.bmp &gt;</text:p>
      <text:p text:style-name="Code"><text:s text:c="4"/>- svn:eol-style</text:p>
      <text:p text:style-name="Code"><text:s text:c="4"/>- svn:keywords</text:p>
      <text:p text:style-name="Code"><text:s text:c="4"/>+ svn:needs-lock</text:p>
      <text:p text:style-name="Code"/>
      <text:p text:style-name="Code"><text:s text:c="2"/>g&lt;*.png&gt;</text:p>
      <text:p text:style-name="Code"><text:s text:c="4"/>+ svn:mime-type = image/png</text:p>
      <text:p text:style-name="Code"><text:s text:c="2"/>g&lt;*.gif&gt;</text:p>
      <text:p text:style-name="Code"><text:s text:c="4"/>+ svn:mime-type = image/gif</text:p>
      <text:p text:style-name="Code"><text:s text:c="2"/>g&lt;*.tif&gt;</text:p>
      <text:p text:style-name="Code"><text:s text:c="4"/>+ svn:mime-type = image/tiff</text:p>
      <text:p text:style-name="Code"><text:s text:c="2"/>g&lt;*.jpg&gt;</text:p>
      <text:p text:style-name="Code"><text:s text:c="4"/>+ svn:mime-type = image/jpeg</text:p>
      <text:p text:style-name="Code"><text:s text:c="2"/>g&lt;*.pnm&gt;</text:p>
      <text:p text:style-name="Code"><text:s text:c="4"/>+ svn:mime-type = image/x-portable-anymap</text:p>
      <text:p text:style-name="Code"><text:s text:c="2"/>g&lt;*.pbm&gt;</text:p>
      <text:p text:style-name="Code"><text:soft-page-break/><text:s text:c="4"/>+ svn:mime-type = image/x-portable-bitmap</text:p>
      <text:p text:style-name="Code"><text:s text:c="2"/>g&lt;*.pgm&gt;</text:p>
      <text:p text:style-name="Code"><text:s text:c="4"/>+ svn:mime-type = image/x-portable-graymap</text:p>
      <text:p text:style-name="Code"><text:s text:c="2"/>g&lt;*.ppm&gt;</text:p>
      <text:p text:style-name="Code"><text:s text:c="4"/>+ svn:mime-type = image/x-portable-pixmap</text:p>
      <text:p text:style-name="Code"><text:s text:c="2"/>g&lt;*.bmp&gt;</text:p>
      <text:p text:style-name="Code"><text:s text:c="4"/>+ svn:mime-type = image/x-ms-bmp</text:p>
      <text:p text:style-name="Code"/>
      <text:h text:style-name="Heading_20_5" text:outline-level="5"/>
      <text:h text:style-name="Heading_20_6" text:outline-level="6"><text:bookmark text:name="__RefHeading__2554_1761063944"/>Example Result with Property Problems<text:bookmark-end text:name="__RefHeading__2554_1761063944"/></text:h>
      <text:p text:style-name="Code"/>
      <text:p text:style-name="Code">&gt; <text:span text:style-name="T2">svn ci -m "modified script"</text:span></text:p>
      <text:p text:style-name="Code">Sending <text:s text:c="7"/>project\script.py</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lt;_trunk/project/script.py&gt; prop svn:eol-style=native <text:span text:style-name="T1">required</text:span> for &lt;*.py&gt;.</text:p>
      <text:p text:style-name="Code"><text:s text:c="29"/>01:00:16Z </text:p>
      <text:p text:style-name="Code"/>
      <text:p text:style-name="Text_20_body"/>
      <text:p text:style-name="Text_20_body"/>
      <text:h text:style-name="P14" text:outline-level="5"><text:bookmark text:name="__RefHeading__2556_1761063944"/>Pre-commit Line Configuration &lt;line-config.txt&gt;<text:bookmark-end text:name="__RefHeading__2556_1761063944"/></text:h>
      <text:p text:style-name="Text_20_body">This file may be used to check the format of lines added or modified under version control.</text:p>
      <text:h text:style-name="Heading_20_6" text:outline-level="6"><text:bookmark text:name="__RefHeading__2558_1761063944"/>Syntax<text:bookmark-end text:name="__RefHeading__2558_1761063944"/></text:h>
      <text:p text:style-name="Text_20_body">To indicate a section (for certain filename patterns), enclose space-separated globs in <text:span text:style-name="Code_20_Fragment">g&lt;</text:span>angle brackets<text:span text:style-name="Code_20_Fragment">&gt;</text:span> with leading '<text:span text:style-name="Code_20_Fragment">g</text:span>'; regexes not supported here.</text:p>
      <text:p text:style-name="Text_20_body"/>
      <text:p text:style-name="Text_20_body">Within a section, the first non-whitespace character is:</text:p>
      <text:p text:style-name="Text_20_body"><text:s text:c="2"/><text:span text:style-name="Code_20_Fragment">-</text:span> for a <text:span text:style-name="Code_20_Fragment">&lt;"</text:span><text:span text:style-name="Code_20_Fragment"><text:span text:style-name="T2">description</text:span></text:span><text:span text:style-name="Code_20_Fragment">"&gt;</text:span> in angle brackets and quotes,</text:p>
      <text:p text:style-name="Text_20_body"><text:s text:c="6"/>followed by prohibited pattern</text:p>
      <text:p text:style-name="Text_20_body"><text:s text:c="6"/>expressed as a regex in <text:span text:style-name="Code_20_Fragment">re&lt;</text:span>angle brackets<text:span text:style-name="Code_20_Fragment">&gt;</text:span> with leading '<text:span text:style-name="Code_20_Fragment">re</text:span>'</text:p>
      <text:p text:style-name="Text_20_body"/>
      <text:p text:style-name="Text_20_body">Comment lines have a hash (<text:span text:style-name="Code_20_Fragment">#</text:span>) as the first non-whitespace character.</text:p>
      <text:p text:style-name="Standard"/>
      <text:h text:style-name="Heading_20_6" text:outline-level="6"><text:bookmark text:name="__RefHeading__2560_1761063944"/>Example Configuration File<text:bookmark-end text:name="__RefHeading__2560_1761063944"/></text:h>
      <text:p text:style-name="Text_20_body">Note the comment strings in the example, which are used to generate an intelligible error message.</text:p>
      <text:p text:style-name="Code"/>
      <text:p text:style-name="Code">### The following rules are tested in an arbitrary order;</text:p>
      <text:p text:style-name="Code">### the globs should be mutually exclusive, but that is not checked.</text:p>
      <text:p text:style-name="Code"/>
      <text:p text:style-name="Code">### 'C' / C++</text:p>
      <text:p text:style-name="Code"><text:s text:c="2"/>g&lt;*.c *.cpp *.h *.hpp *.py *.pl&gt;</text:p>
      <text:p text:style-name="Code"><text:s text:c="4"/>- &lt;"indentation with space"&gt; re &lt;^\s* \s*[^\s]&gt;</text:p>
      <text:p text:style-name="P1"><text:soft-page-break/><text:s text:c="4"/>- &lt;"trailing space"&gt; re &lt;\s$&gt;</text:p>
      <text:p text:style-name="P1"/>
      <text:p text:style-name="Text_20_body"/>
      <text:h text:style-name="Heading_20_6" text:outline-level="6"><text:bookmark text:name="__RefHeading__2562_1761063944"/>Example Result with Line-change Problems<text:bookmark-end text:name="__RefHeading__2562_1761063944"/></text:h>
      <text:p text:style-name="Code"/>
      <text:p text:style-name="Code">&gt; <text:span text:style-name="T2">svn ci -m "edited code"</text:span></text:p>
      <text:p text:style-name="Code">Sending <text:s text:c="7"/>project\file.cpp</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lt;_trunk/project/file.cpp(3)&gt; matches <text:span text:style-name="T1">prohibited</text:span> "trailing space".</text:p>
      <text:p text:style-name="Code">CAUGHT: &lt;_trunk/project/file.cpp(5)&gt; matches <text:span text:style-name="T1">prohibited</text:span> "indentation with space".</text:p>
      <text:p text:style-name="Code"><text:s text:c="29"/>01:00:16Z </text:p>
      <text:p text:style-name="Code"/>
      <text:p text:style-name="Text_20_body"/>
      <text:h text:style-name="Heading_20_3" text:outline-level="3"><text:bookmark text:name="__RefHeading__2412_1761063944"/>Post-commit Hook &lt;post-commit.pl&gt;<text:bookmark-end text:name="__RefHeading__2412_1761063944"/></text:h>
      <text:h text:style-name="Heading_20_4" text:outline-level="4"><text:bookmark text:name="__RefHeading__2414_1761063944"/>Functions and Options<text:bookmark-end text:name="__RefHeading__2414_1761063944"/></text:h>
      <text:list xml:id="list20702764" text:continue-list="list20717899" text:style-name="L4">
        <text:list-item>
          <text:p text:style-name="P12">Option: create revision dump</text:p>
        </text:list-item>
        <text:list-item>
          <text:p text:style-name="P12">Not implemented yet: send email</text:p>
        </text:list-item>
      </text:list>
      <text:p text:style-name="Text_20_body"/>
      <text:h text:style-name="Heading_20_3" text:outline-level="3"><text:bookmark text:name="__RefHeading__2416_1761063944"/>Revision Property Pre-change Hook &lt;pre-revprop-change.pl&gt;<text:bookmark-end text:name="__RefHeading__2416_1761063944"/></text:h>
      <text:p text:style-name="Text_20_body">This is executed when an attempt is made to edit an unversioned property. This operation is prohibited by default; the feature is enabled by the presence of the script. However, the old value is potentially lost forever; therefore, it is desirable always to backup the old value, just in case.</text:p>
      <text:p text:style-name="Text_20_body">If for some reason, a backup of the old value fails, the script in the <text:span text:style-name="System_20_Name">Suite</text:span> will block the change.</text:p>
      <text:h text:style-name="Heading_20_4" text:outline-level="4"><text:bookmark text:name="__RefHeading__2418_1761063944"/>Functions and Options<text:bookmark-end text:name="__RefHeading__2418_1761063944"/></text:h>
      <text:list xml:id="list20718934" text:continue-numbering="true" text:style-name="L4">
        <text:list-item>
          <text:p text:style-name="P12">Option: allow property changes <text:line-break/>(but prefer not to have script than unset this)</text:p>
        </text:list-item>
        <text:list-item>
          <text:p text:style-name="P12">Option: allow only log modification</text:p>
        </text:list-item>
        <text:list-item>
          <text:p text:style-name="P12">Option: backup values</text:p>
        </text:list-item>
      </text:list>
      <text:p text:style-name="Text_20_body"/>
      <text:h text:style-name="Heading_20_6" text:outline-level="6"><text:bookmark text:name="__RefHeading__2564_1761063944"/>Example Result of Revision Property Changes<text:bookmark-end text:name="__RefHeading__2564_1761063944"/></text:h>
      <text:p text:style-name="Text_20_body">Here is shown a successful commit message change, followed by the blocking of changes to other properties.</text:p>
      <text:p text:style-name="Code"/>
      <text:p text:style-name="Code">&gt; <text:span text:style-name="T2">svn propset --revprop -r2 svn:log "some files"</text:span></text:p>
      <text:p text:style-name="P2">property 'svn:log' set on repository revision 2</text:p>
      <text:p text:style-name="Code"/>
      <text:p text:style-name="Code">&gt; <text:span text:style-name="T2">svn propset --revprop -r2 svn:author "Anon"</text:span></text:p>
      <text:p text:style-name="Code">svn: Revprop change blocked by pre-revprop-change hook (exit code 1) with output:</text:p>
      <text:p text:style-name="Code"><text:soft-page-break/></text:p>
      <text:p text:style-name="Code">--------------- sandpit pre-revprop-change 02:10:46Z ---------------</text:p>
      <text:p text:style-name="Code">CAUGHT: changes to standard property svn:author <text:span text:style-name="T1">prohibited</text:span>.</text:p>
      <text:p text:style-name="Code"><text:s text:c="29"/>02:10:46Z </text:p>
      <text:p text:style-name="Code"/>
      <text:p text:style-name="Code">&gt; <text:span text:style-name="T2">svn propdel --revprop -r2 svn:log</text:span></text:p>
      <text:p text:style-name="Code">svn: Revprop change blocked by pre-revprop-change hook (exit code 1) with output:</text:p>
      <text:p text:style-name="Code"/>
      <text:p text:style-name="Code">--------------- sandpit pre-revprop-change 02:12:19Z ---------------</text:p>
      <text:p text:style-name="Code">CAUGHT: property action 'D' <text:span text:style-name="T1">prohibited</text:span> on standard property.</text:p>
      <text:p text:style-name="Code"><text:s text:c="29"/>02:12:19Z </text:p>
      <text:p text:style-name="Code"/>
      <text:p text:style-name="Text_20_body"/>
      <text:h text:style-name="Heading_20_3" text:outline-level="3"><text:bookmark text:name="__RefHeading__2420_1761063944"/>Revision Property Post-change Hook &lt;post-revprop-change.pl&gt;<text:bookmark-end text:name="__RefHeading__2420_1761063944"/></text:h>
      <text:h text:style-name="Heading_20_4" text:outline-level="4"><text:bookmark text:name="__RefHeading__2422_1761063944"/>Functions and Options<text:bookmark-end text:name="__RefHeading__2422_1761063944"/></text:h>
      <text:list xml:id="list20703731" text:continue-numbering="true" text:style-name="L4">
        <text:list-item>
          <text:p text:style-name="P12">Option: create revision dump</text:p>
        </text:list-item>
      </text:list>
      <text:p text:style-name="Text_20_body"/>
      <text:h text:style-name="Heading_20_3" text:outline-level="3"><text:bookmark text:name="__RefHeading__2424_1761063944"/>Common Subroutine Module &lt;common.pm&gt;<text:bookmark-end text:name="__RefHeading__2424_1761063944"/></text:h>
      <text:p text:style-name="Text_20_body">This module contains common routines such as string trim, get 'now' date-time string and message output.</text:p>
      <text:h text:style-name="Heading_20_4" text:outline-level="4"><text:bookmark text:name="__RefHeading__2426_1761063944"/>Functions and Options<text:bookmark-end text:name="__RefHeading__2426_1761063944"/></text:h>
      <text:list xml:id="list20722065" text:continue-numbering="true" text:style-name="L4">
        <text:list-item>
          <text:p text:style-name="P12">Option: logging enabled?</text:p>
        </text:list-item>
        <text:list-item>
          <text:p text:style-name="P12">Option: debugging enabled?</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ahoma" svg:font-family="Tahoma"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font-size="10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irectory_20_Structure" style:display-name="Directory Structure" style:family="paragraph" style:parent-style-name="Text_20_body" style:auto-update="true" style:list-style-name="Directory_20_Structure" style:class="text" style:master-page-name="">
      <style:paragraph-properties fo:margin-left="0cm" fo:margin-right="0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de" style:family="paragraph" style:parent-style-name="Quotations" style:master-page-name="">
      <style:paragraph-properties fo:margin-left="3cm" fo:margin-right="1cm" fo:margin-top="0cm" fo:margin-bottom="0cm" fo:text-indent="-2cm" style:auto-text-indent="false" style:page-number="auto" fo:padding="0.049cm" fo:border="0.002cm solid #000000" style:shadow="none">
        <style:tab-stops/>
      </style:paragraph-properties>
      <style:text-properties style:font-name="Courier New" fo:font-size="10pt" fo:language="zxx" fo:country="none"/>
    </style:style>
    <style:style style:name="Bullet_20_Symbols" style:display-name="Bullet Symbols" style:family="text">
      <style:text-properties style:font-name="OpenSymbol" style:font-name-asian="OpenSymbol" style:font-name-complex="OpenSymbol"/>
    </style:style>
    <style:style style:name="System_20_Name" style:display-name="System Name" style:family="text">
      <style:text-properties fo:font-style="italic"/>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ile_20_Name" style:display-name="File Name" style:family="text">
      <style:text-properties style:font-name="Arial Narrow" fo:font-size="10pt" fo:language="zxx" fo:country="none"/>
    </style:style>
    <style:style style:name="Code_20_Fragment" style:display-name="Code Fragment" style:family="text">
      <style:text-properties style:font-name="Courier New" fo:font-size="10pt" fo:language="zxx" fo:country="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irectory_20_Structure" style:display-name="Directory Structur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Tahoma"/>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Hubbard</meta:initial-creator>
    <meta:creation-date>2010-07-26T01:06:27.47</meta:creation-date>
    <meta:generator>OpenOffice.org/3.2$Win32 OpenOffice.org_project/320m18$Build-9502</meta:generator>
    <dc:date>2010-09-03T00:59:17.93</dc:date>
    <dc:creator>Rob Hubbard</dc:creator>
    <meta:editing-duration>PT12H26M36S</meta:editing-duration>
    <meta:editing-cycles>96</meta:editing-cycles>
    <meta:document-statistic meta:table-count="1" meta:image-count="0" meta:object-count="0" meta:page-count="12" meta:paragraph-count="394" meta:word-count="3062" meta:character-count="20768"/>
  </office:meta>
</office:document-meta>
</file>